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5.9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t2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ABS23_LT</text:p>
          </table:table-cell>
          <table:table-cell office:value-type="string" calcext:value-type="string">
            <text:p>SPOE23_LT</text:p>
          </table:table-cell>
          <table:table-cell office:value-type="string" calcext:value-type="string">
            <text:p>OEVP23_LT</text:p>
          </table:table-cell>
          <table:table-cell office:value-type="string" calcext:value-type="string">
            <text:p>GRUENE23_LT</text:p>
          </table:table-cell>
          <table:table-cell office:value-type="string" calcext:value-type="string">
            <text:p>FPOE23_LT</text:p>
          </table:table-cell>
          <table:table-cell office:value-type="string" calcext:value-type="string">
            <text:p>NEOS23_LT</text:p>
          </table:table-cell>
          <table:table-cell office:value-type="string" calcext:value-type="string">
            <text:p>KPOE23_LT</text:p>
          </table:table-cell>
          <table:table-cell office:value-type="string" calcext:value-type="string">
            <text:p>OTH23_LT</text:p>
          </table:table-cell>
          <table:table-cell office:value-type="string" calcext:value-type="string">
            <text:p>ABS18_LT</text:p>
          </table:table-cell>
          <table:table-cell office:value-type="string" calcext:value-type="string">
            <text:p>SPOE18_LT</text:p>
          </table:table-cell>
          <table:table-cell office:value-type="string" calcext:value-type="string">
            <text:p>OEVP18_LT</text:p>
          </table:table-cell>
          <table:table-cell office:value-type="string" calcext:value-type="string">
            <text:p>GRUENE18_LT</text:p>
          </table:table-cell>
          <table:table-cell office:value-type="string" calcext:value-type="string">
            <text:p>FPOE18_LT</text:p>
          </table:table-cell>
          <table:table-cell office:value-type="string" calcext:value-type="string">
            <text:p>NEOS18_LT</text:p>
          </table:table-cell>
          <table:table-cell office:value-type="string" calcext:value-type="string">
            <text:p>KPOE18_LT</text:p>
          </table:table-cell>
          <table:table-cell office:value-type="string" calcext:value-type="string">
            <text:p>OTH18_LT</text:p>
          </table:table-cell>
          <table:table-cell office:value-type="string" calcext:value-type="string">
            <text:p>WAHLBEZIRK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(2570-1299)/2570" office:value-type="float" office:value="0.494552529182879" calcext:value-type="float">
            <text:p>0,494552529182879</text:p>
          </table:table-cell>
          <table:table-cell table:formula="of:=178/2570" office:value-type="float" office:value="0.0692607003891051" calcext:value-type="float">
            <text:p>0,0692607003891051</text:p>
          </table:table-cell>
          <table:table-cell table:formula="of:=347/2570" office:value-type="float" office:value="0.135019455252918" calcext:value-type="float">
            <text:p>0,135019455252918</text:p>
          </table:table-cell>
          <table:table-cell table:formula="of:=181/2570" office:value-type="float" office:value="0.0704280155642023" calcext:value-type="float">
            <text:p>0,0704280155642023</text:p>
          </table:table-cell>
          <table:table-cell table:formula="of:=159/2570" office:value-type="float" office:value="0.0618677042801556" calcext:value-type="float">
            <text:p>0,0618677042801556</text:p>
          </table:table-cell>
          <table:table-cell table:formula="of:=56/2570" office:value-type="float" office:value="0.0217898832684825" calcext:value-type="float">
            <text:p>0,0217898832684825</text:p>
          </table:table-cell>
          <table:table-cell table:formula="of:=342/2570" office:value-type="float" office:value="0.13307392996109" calcext:value-type="float">
            <text:p>0,13307392996109</text:p>
          </table:table-cell>
          <table:table-cell table:formula="of:=36/2570" office:value-type="float" office:value="0.0140077821011673" calcext:value-type="float">
            <text:p>0,0140077821011673</text:p>
          </table:table-cell>
          <table:table-cell table:formula="of:=(2667-1426)/2667" office:value-type="float" office:value="0.465316835395576" calcext:value-type="float">
            <text:p>0,465316835395576</text:p>
          </table:table-cell>
          <table:table-cell table:formula="of:=287/2667" office:value-type="float" office:value="0.10761154855643" calcext:value-type="float">
            <text:p>0,10761154855643</text:p>
          </table:table-cell>
          <table:table-cell table:formula="of:=449/2667" office:value-type="float" office:value="0.168353955755531" calcext:value-type="float">
            <text:p>0,168353955755531</text:p>
          </table:table-cell>
          <table:table-cell table:formula="of:=130/2667" office:value-type="float" office:value="0.0487439070116235" calcext:value-type="float">
            <text:p>0,0487439070116235</text:p>
          </table:table-cell>
          <table:table-cell table:formula="of:=289/2667" office:value-type="float" office:value="0.108361454818148" calcext:value-type="float">
            <text:p>0,108361454818148</text:p>
          </table:table-cell>
          <table:table-cell table:formula="of:=154/2667" office:value-type="float" office:value="0.057742782152231" calcext:value-type="float">
            <text:p>0,057742782152231</text:p>
          </table:table-cell>
          <table:table-cell table:formula="of:=31/2667" office:value-type="float" office:value="0.0116235470566179" calcext:value-type="float">
            <text:p>0,0116235470566179</text:p>
          </table:table-cell>
          <table:table-cell table:formula="of:=86/2667" office:value-type="float" office:value="0.0322459692538433" calcext:value-type="float">
            <text:p>0,0322459692538433</text:p>
          </table:table-cell>
          <table:table-cell office:value-type="string" calcext:value-type="string">
            <text:p>01 Neustadt - Äusserer Stein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table:formula="of:=(3158-1246)/3158" office:value-type="float" office:value="0.605446485117163" calcext:value-type="float">
            <text:p>0,605446485117163</text:p>
          </table:table-cell>
          <table:table-cell table:formula="of:=278/3158" office:value-type="float" office:value="0.0880303989867004" calcext:value-type="float">
            <text:p>0,0880303989867004</text:p>
          </table:table-cell>
          <table:table-cell table:formula="of:=200/3158" office:value-type="float" office:value="0.0633312222925903" calcext:value-type="float">
            <text:p>0,0633312222925903</text:p>
          </table:table-cell>
          <table:table-cell table:formula="of:=121/3158" office:value-type="float" office:value="0.0383153894870171" calcext:value-type="float">
            <text:p>0,0383153894870171</text:p>
          </table:table-cell>
          <table:table-cell table:formula="of:=217/3158" office:value-type="float" office:value="0.0687143761874604" calcext:value-type="float">
            <text:p>0,0687143761874604</text:p>
          </table:table-cell>
          <table:table-cell table:formula="of:=33/3158" office:value-type="float" office:value="0.0104496516782774" calcext:value-type="float">
            <text:p>0,0104496516782774</text:p>
          </table:table-cell>
          <table:table-cell table:formula="of:=373/3158" office:value-type="float" office:value="0.118112729575681" calcext:value-type="float">
            <text:p>0,118112729575681</text:p>
          </table:table-cell>
          <table:table-cell table:formula="of:=24/3158" office:value-type="float" office:value="0.00759974667511083" calcext:value-type="float">
            <text:p>0,00759974667511083</text:p>
          </table:table-cell>
          <table:table-cell table:formula="of:=(3506-1323)/3506" office:value-type="float" office:value="0.622646891043925" calcext:value-type="float">
            <text:p>0,622646891043925</text:p>
          </table:table-cell>
          <table:table-cell table:formula="of:=414/3506" office:value-type="float" office:value="0.118083285795779" calcext:value-type="float">
            <text:p>0,118083285795779</text:p>
          </table:table-cell>
          <table:table-cell table:formula="of:=289/3506" office:value-type="float" office:value="0.0824301197946378" calcext:value-type="float">
            <text:p>0,0824301197946378</text:p>
          </table:table-cell>
          <table:table-cell table:formula="of:=187/3506" office:value-type="float" office:value="0.0533371363377068" calcext:value-type="float">
            <text:p>0,0533371363377068</text:p>
          </table:table-cell>
          <table:table-cell table:formula="of:=217/3506" office:value-type="float" office:value="0.0618938961779806" calcext:value-type="float">
            <text:p>0,0618938961779806</text:p>
          </table:table-cell>
          <table:table-cell table:formula="of:=96/3506" office:value-type="float" office:value="0.0273816314888762" calcext:value-type="float">
            <text:p>0,0273816314888762</text:p>
          </table:table-cell>
          <table:table-cell table:formula="of:=31/3506" office:value-type="float" office:value="0.00884198516828294" calcext:value-type="float">
            <text:p>0,00884198516828294</text:p>
          </table:table-cell>
          <table:table-cell table:formula="of:=89/3506" office:value-type="float" office:value="0.0253850541928123" calcext:value-type="float">
            <text:p>0,0253850541928123</text:p>
          </table:table-cell>
          <table:table-cell office:value-type="string" calcext:value-type="string">
            <text:p>02 Elisabethvorstadt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table:formula="of:=(6722-3297)/6722" office:value-type="float" office:value="0.50952097590003" calcext:value-type="float">
            <text:p>0,50952097590003</text:p>
          </table:table-cell>
          <table:table-cell table:formula="of:=716/6722" office:value-type="float" office:value="0.106515917881583" calcext:value-type="float">
            <text:p>0,106515917881583</text:p>
          </table:table-cell>
          <table:table-cell table:formula="of:=627/6722" office:value-type="float" office:value="0.093275810770604" calcext:value-type="float">
            <text:p>0,093275810770604</text:p>
          </table:table-cell>
          <table:table-cell table:formula="of:=259/6722" office:value-type="float" office:value="0.0385301993454329" calcext:value-type="float">
            <text:p>0,0385301993454329</text:p>
          </table:table-cell>
          <table:table-cell table:formula="of:=777/6722" office:value-type="float" office:value="0.115590598036299" calcext:value-type="float">
            <text:p>0,115590598036299</text:p>
          </table:table-cell>
          <table:table-cell table:formula="of:=101/6722" office:value-type="float" office:value="0.0150252900922345" calcext:value-type="float">
            <text:p>0,0150252900922345</text:p>
          </table:table-cell>
          <table:table-cell table:formula="of:=721/6722" office:value-type="float" office:value="0.107259744123773" calcext:value-type="float">
            <text:p>0,107259744123773</text:p>
          </table:table-cell>
          <table:table-cell table:formula="of:=96/6722" office:value-type="float" office:value="0.0142814638500446" calcext:value-type="float">
            <text:p>0,0142814638500446</text:p>
          </table:table-cell>
          <table:table-cell table:formula="of:=(7179-3368)/7179" office:value-type="float" office:value="0.530853879370386" calcext:value-type="float">
            <text:p>0,530853879370386</text:p>
          </table:table-cell>
          <table:table-cell table:formula="of:=1038/7179" office:value-type="float" office:value="0.144588382783117" calcext:value-type="float">
            <text:p>0,144588382783117</text:p>
          </table:table-cell>
          <table:table-cell table:formula="of:=824/7179" office:value-type="float" office:value="0.114779217161165" calcext:value-type="float">
            <text:p>0,114779217161165</text:p>
          </table:table-cell>
          <table:table-cell table:formula="of:=369/7179" office:value-type="float" office:value="0.0513999164229001" calcext:value-type="float">
            <text:p>0,0513999164229001</text:p>
          </table:table-cell>
          <table:table-cell table:formula="of:=670/7179" office:value-type="float" office:value="0.093327761526675" calcext:value-type="float">
            <text:p>0,093327761526675</text:p>
          </table:table-cell>
          <table:table-cell table:formula="of:=228/7179" office:value-type="float" office:value="0.0317592979523611" calcext:value-type="float">
            <text:p>0,0317592979523611</text:p>
          </table:table-cell>
          <table:table-cell table:formula="of:=24/7179" office:value-type="float" office:value="0.00334308399498537" calcext:value-type="float">
            <text:p>0,00334308399498537</text:p>
          </table:table-cell>
          <table:table-cell table:formula="of:=215/7179" office:value-type="float" office:value="0.0299484607884106" calcext:value-type="float">
            <text:p>0,0299484607884106</text:p>
          </table:table-cell>
          <table:table-cell office:value-type="string" calcext:value-type="string">
            <text:p>03 Itzling-Kasern-Sam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table:formula="of:=(6138-3342)/6138" office:value-type="float" office:value="0.455522971652004" calcext:value-type="float">
            <text:p>0,455522971652004</text:p>
          </table:table-cell>
          <table:table-cell table:formula="of:=630/6138" office:value-type="float" office:value="0.102639296187683" calcext:value-type="float">
            <text:p>0,102639296187683</text:p>
          </table:table-cell>
          <table:table-cell table:formula="of:=693/6138" office:value-type="float" office:value="0.112903225806452" calcext:value-type="float">
            <text:p>0,112903225806452</text:p>
          </table:table-cell>
          <table:table-cell table:formula="of:=337/6138" office:value-type="float" office:value="0.0549038774845227" calcext:value-type="float">
            <text:p>0,0549038774845227</text:p>
          </table:table-cell>
          <table:table-cell table:formula="of:=689/6138" office:value-type="float" office:value="0.112251547735419" calcext:value-type="float">
            <text:p>0,112251547735419</text:p>
          </table:table-cell>
          <table:table-cell table:formula="of:=97/6138" office:value-type="float" office:value="0.0158031932225481" calcext:value-type="float">
            <text:p>0,0158031932225481</text:p>
          </table:table-cell>
          <table:table-cell table:formula="of:=790/6138" office:value-type="float" office:value="0.128706419029" calcext:value-type="float">
            <text:p>0,128706419029</text:p>
          </table:table-cell>
          <table:table-cell table:formula="of:=106/6138" office:value-type="float" office:value="0.0172694688823721" calcext:value-type="float">
            <text:p>0,0172694688823721</text:p>
          </table:table-cell>
          <table:table-cell table:formula="of:=(6280-3239)/6280" office:value-type="float" office:value="0.484235668789809" calcext:value-type="float">
            <text:p>0,484235668789809</text:p>
          </table:table-cell>
          <table:table-cell table:formula="of:=849/6280" office:value-type="float" office:value="0.135191082802548" calcext:value-type="float">
            <text:p>0,135191082802548</text:p>
          </table:table-cell>
          <table:table-cell table:formula="of:=843/6280" office:value-type="float" office:value="0.134235668789809" calcext:value-type="float">
            <text:p>0,134235668789809</text:p>
          </table:table-cell>
          <table:table-cell table:formula="of:=426/6280" office:value-type="float" office:value="0.0678343949044586" calcext:value-type="float">
            <text:p>0,0678343949044586</text:p>
          </table:table-cell>
          <table:table-cell table:formula="of:=583/6280" office:value-type="float" office:value="0.0928343949044586" calcext:value-type="float">
            <text:p>0,0928343949044586</text:p>
          </table:table-cell>
          <table:table-cell table:formula="of:=338/6280" office:value-type="float" office:value="0.0538216560509554" calcext:value-type="float">
            <text:p>0,0538216560509554</text:p>
          </table:table-cell>
          <table:table-cell table:formula="of:=36/6280" office:value-type="float" office:value="0.00573248407643312" calcext:value-type="float">
            <text:p>0,00573248407643312</text:p>
          </table:table-cell>
          <table:table-cell table:formula="of:=164/6280" office:value-type="float" office:value="0.0261146496815287" calcext:value-type="float">
            <text:p>0,0261146496815287</text:p>
          </table:table-cell>
          <table:table-cell office:value-type="string" calcext:value-type="string">
            <text:p>04 Gnigl-Langwied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table:formula="of:=(5173-2277)/5173" office:value-type="float" office:value="0.559829885946259" calcext:value-type="float">
            <text:p>0,559829885946259</text:p>
          </table:table-cell>
          <table:table-cell table:formula="of:=421/5173" office:value-type="float" office:value="0.0813841098008892" calcext:value-type="float">
            <text:p>0,0813841098008892</text:p>
          </table:table-cell>
          <table:table-cell table:formula="of:=449/5173" office:value-type="float" office:value="0.0867968296926348" calcext:value-type="float">
            <text:p>0,0867968296926348</text:p>
          </table:table-cell>
          <table:table-cell table:formula="of:=208/5173" office:value-type="float" office:value="0.0402087763386816" calcext:value-type="float">
            <text:p>0,0402087763386816</text:p>
          </table:table-cell>
          <table:table-cell table:formula="of:=447/5173" office:value-type="float" office:value="0.0864102068432244" calcext:value-type="float">
            <text:p>0,0864102068432244</text:p>
          </table:table-cell>
          <table:table-cell table:formula="of:=101/5173" office:value-type="float" office:value="0.0195244538952252" calcext:value-type="float">
            <text:p>0,0195244538952252</text:p>
          </table:table-cell>
          <table:table-cell table:formula="of:=576/5173" office:value-type="float" office:value="0.111347380630195" calcext:value-type="float">
            <text:p>0,111347380630195</text:p>
          </table:table-cell>
          <table:table-cell table:formula="of:=75/5173" office:value-type="float" office:value="0.01449835685289" calcext:value-type="float">
            <text:p>0,01449835685289</text:p>
          </table:table-cell>
          <table:table-cell table:formula="of:=(5657-2346)/5657" office:value-type="float" office:value="0.585292557892876" calcext:value-type="float">
            <text:p>0,585292557892876</text:p>
          </table:table-cell>
          <table:table-cell table:formula="of:=624/5657" office:value-type="float" office:value="0.110305815803429" calcext:value-type="float">
            <text:p>0,110305815803429</text:p>
          </table:table-cell>
          <table:table-cell table:formula="of:=553/5657" office:value-type="float" office:value="0.0977549938129751" calcext:value-type="float">
            <text:p>0,0977549938129751</text:p>
          </table:table-cell>
          <table:table-cell table:formula="of:=357/5657" office:value-type="float" office:value="0.0631076542336928" calcext:value-type="float">
            <text:p>0,0631076542336928</text:p>
          </table:table-cell>
          <table:table-cell table:formula="of:=423/5657" office:value-type="float" office:value="0.074774615520594" calcext:value-type="float">
            <text:p>0,074774615520594</text:p>
          </table:table-cell>
          <table:table-cell table:formula="of:=227/5657" office:value-type="float" office:value="0.0401272759413117" calcext:value-type="float">
            <text:p>0,0401272759413117</text:p>
          </table:table-cell>
          <table:table-cell table:formula="of:=37/5657" office:value-type="float" office:value="0.00654056920629309" calcext:value-type="float">
            <text:p>0,00654056920629309</text:p>
          </table:table-cell>
          <table:table-cell table:formula="of:=125/5657" office:value-type="float" office:value="0.022096517588828" calcext:value-type="float">
            <text:p>0,022096517588828</text:p>
          </table:table-cell>
          <table:table-cell office:value-type="string" calcext:value-type="string">
            <text:p>05 Schallmoos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table:formula="of:=(6190-3130)/6190" office:value-type="float" office:value="0.494345718901454" calcext:value-type="float">
            <text:p>0,494345718901454</text:p>
          </table:table-cell>
          <table:table-cell table:formula="of:=424/6190" office:value-type="float" office:value="0.0684975767366721" calcext:value-type="float">
            <text:p>0,0684975767366721</text:p>
          </table:table-cell>
          <table:table-cell table:formula="of:=914/6190" office:value-type="float" office:value="0.147657512116317" calcext:value-type="float">
            <text:p>0,147657512116317</text:p>
          </table:table-cell>
          <table:table-cell table:formula="of:=414/6190" office:value-type="float" office:value="0.0668820678513732" calcext:value-type="float">
            <text:p>0,0668820678513732</text:p>
          </table:table-cell>
          <table:table-cell table:formula="of:=467/6190" office:value-type="float" office:value="0.0754442649434572" calcext:value-type="float">
            <text:p>0,0754442649434572</text:p>
          </table:table-cell>
          <table:table-cell table:formula="of:=168/6190" office:value-type="float" office:value="0.027140549273021" calcext:value-type="float">
            <text:p>0,027140549273021</text:p>
          </table:table-cell>
          <table:table-cell table:formula="of:=660/6190" office:value-type="float" office:value="0.106623586429725" calcext:value-type="float">
            <text:p>0,106623586429725</text:p>
          </table:table-cell>
          <table:table-cell table:formula="of:=83/6190" office:value-type="float" office:value="0.0134087237479806" calcext:value-type="float">
            <text:p>0,0134087237479806</text:p>
          </table:table-cell>
          <table:table-cell table:formula="of:=(6546-2964)/6546" office:value-type="float" office:value="0.547204399633364" calcext:value-type="float">
            <text:p>0,547204399633364</text:p>
          </table:table-cell>
          <table:table-cell table:formula="of:=547/6546" office:value-type="float" office:value="0.0835624809043691" calcext:value-type="float">
            <text:p>0,0835624809043691</text:p>
          </table:table-cell>
          <table:table-cell table:formula="of:=1010/6546" office:value-type="float" office:value="0.154292697830736" calcext:value-type="float">
            <text:p>0,154292697830736</text:p>
          </table:table-cell>
          <table:table-cell table:formula="of:=515/6546" office:value-type="float" office:value="0.0786739993889398" calcext:value-type="float">
            <text:p>0,0786739993889398</text:p>
          </table:table-cell>
          <table:table-cell table:formula="of:=360/6546" office:value-type="float" office:value="0.0549954170485793" calcext:value-type="float">
            <text:p>0,0549954170485793</text:p>
          </table:table-cell>
          <table:table-cell table:formula="of:=332/6546" office:value-type="float" office:value="0.0507179957225787" calcext:value-type="float">
            <text:p>0,0507179957225787</text:p>
          </table:table-cell>
          <table:table-cell table:formula="of:=48/6546" office:value-type="float" office:value="0.00733272227314391" calcext:value-type="float">
            <text:p>0,00733272227314391</text:p>
          </table:table-cell>
          <table:table-cell table:formula="of:=152/6546" office:value-type="float" office:value="0.023220287198289" calcext:value-type="float">
            <text:p>0,023220287198289</text:p>
          </table:table-cell>
          <table:table-cell office:value-type="string" calcext:value-type="string">
            <text:p>06 Parsch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table:formula="of:=(6461-3612)/6461" office:value-type="float" office:value="0.440953412784399" calcext:value-type="float">
            <text:p>0,440953412784399</text:p>
          </table:table-cell>
          <table:table-cell table:formula="of:=473/6461" office:value-type="float" office:value="0.0732084816591859" calcext:value-type="float">
            <text:p>0,0732084816591859</text:p>
          </table:table-cell>
          <table:table-cell table:formula="of:=1056/6461" office:value-type="float" office:value="0.163442191611206" calcext:value-type="float">
            <text:p>0,163442191611206</text:p>
          </table:table-cell>
          <table:table-cell table:formula="of:=508/6461" office:value-type="float" office:value="0.0786255997523603" calcext:value-type="float">
            <text:p>0,0786255997523603</text:p>
          </table:table-cell>
          <table:table-cell table:formula="of:=550/6461" office:value-type="float" office:value="0.0851261414641696" calcext:value-type="float">
            <text:p>0,0851261414641696</text:p>
          </table:table-cell>
          <table:table-cell table:formula="of:=193/6461" office:value-type="float" office:value="0.0298715369137904" calcext:value-type="float">
            <text:p>0,0298715369137904</text:p>
          </table:table-cell>
          <table:table-cell table:formula="of:=728/6461" office:value-type="float" office:value="0.112676056338028" calcext:value-type="float">
            <text:p>0,112676056338028</text:p>
          </table:table-cell>
          <table:table-cell table:formula="of:=104/6461" office:value-type="float" office:value="0.0160965794768612" calcext:value-type="float">
            <text:p>0,0160965794768612</text:p>
          </table:table-cell>
          <table:table-cell table:formula="of:=(6493-3427)/6493" office:value-type="float" office:value="0.47220083166487" calcext:value-type="float">
            <text:p>0,47220083166487</text:p>
          </table:table-cell>
          <table:table-cell table:formula="of:=654/6493" office:value-type="float" office:value="0.100723856460804" calcext:value-type="float">
            <text:p>0,100723856460804</text:p>
          </table:table-cell>
          <table:table-cell table:formula="of:=1125/6493" office:value-type="float" office:value="0.173263514554135" calcext:value-type="float">
            <text:p>0,173263514554135</text:p>
          </table:table-cell>
          <table:table-cell table:formula="of:=628/6493" office:value-type="float" office:value="0.0967195441244417" calcext:value-type="float">
            <text:p>0,0967195441244417</text:p>
          </table:table-cell>
          <table:table-cell table:formula="of:=426/6493" office:value-type="float" office:value="0.0656091175111659" calcext:value-type="float">
            <text:p>0,0656091175111659</text:p>
          </table:table-cell>
          <table:table-cell table:formula="of:=373/6493" office:value-type="float" office:value="0.0574464808255044" calcext:value-type="float">
            <text:p>0,0574464808255044</text:p>
          </table:table-cell>
          <table:table-cell table:formula="of:=41/6493" office:value-type="float" office:value="0.00631449253041737" calcext:value-type="float">
            <text:p>0,00631449253041737</text:p>
          </table:table-cell>
          <table:table-cell table:formula="of:=180/6493" office:value-type="float" office:value="0.0277221623286616" calcext:value-type="float">
            <text:p>0,0277221623286616</text:p>
          </table:table-cell>
          <table:table-cell office:value-type="string" calcext:value-type="string">
            <text:p>07 Aigen-Abfalter-Glas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table:formula="of:=(7951-3427)/7951" office:value-type="float" office:value="0.568985033329141" calcext:value-type="float">
            <text:p>0,568985033329141</text:p>
          </table:table-cell>
          <table:table-cell table:formula="of:=848/7951" office:value-type="float" office:value="0.106653251163376" calcext:value-type="float">
            <text:p>0,106653251163376</text:p>
          </table:table-cell>
          <table:table-cell table:formula="of:=560/7951" office:value-type="float" office:value="0.0704313922777009" calcext:value-type="float">
            <text:p>0,0704313922777009</text:p>
          </table:table-cell>
          <table:table-cell table:formula="of:=208/7951" office:value-type="float" office:value="0.0261602314174318" calcext:value-type="float">
            <text:p>0,0261602314174318</text:p>
          </table:table-cell>
          <table:table-cell table:formula="of:=793/7951" office:value-type="float" office:value="0.0997358822789586" calcext:value-type="float">
            <text:p>0,0997358822789586</text:p>
          </table:table-cell>
          <table:table-cell table:formula="of:=100/7951" office:value-type="float" office:value="0.0125770343353037" calcext:value-type="float">
            <text:p>0,0125770343353037</text:p>
          </table:table-cell>
          <table:table-cell table:formula="of:=838/7951" office:value-type="float" office:value="0.105395547729845" calcext:value-type="float">
            <text:p>0,105395547729845</text:p>
          </table:table-cell>
          <table:table-cell table:formula="of:=80/7951" office:value-type="float" office:value="0.010061627468243" calcext:value-type="float">
            <text:p>0,010061627468243</text:p>
          </table:table-cell>
          <table:table-cell table:formula="of:=(8280-3392)/8280" office:value-type="float" office:value="0.590338164251208" calcext:value-type="float">
            <text:p>0,590338164251208</text:p>
          </table:table-cell>
          <table:table-cell table:formula="of:=1081/8280" office:value-type="float" office:value="0.130555555555556" calcext:value-type="float">
            <text:p>0,130555555555556</text:p>
          </table:table-cell>
          <table:table-cell table:formula="of:=746/8280" office:value-type="float" office:value="0.0900966183574879" calcext:value-type="float">
            <text:p>0,0900966183574879</text:p>
          </table:table-cell>
          <table:table-cell table:formula="of:=301/8280" office:value-type="float" office:value="0.0363526570048309" calcext:value-type="float">
            <text:p>0,0363526570048309</text:p>
          </table:table-cell>
          <table:table-cell table:formula="of:=795/8280" office:value-type="float" office:value="0.0960144927536232" calcext:value-type="float">
            <text:p>0,0960144927536232</text:p>
          </table:table-cell>
          <table:table-cell table:formula="of:=182/8280" office:value-type="float" office:value="0.0219806763285024" calcext:value-type="float">
            <text:p>0,0219806763285024</text:p>
          </table:table-cell>
          <table:table-cell table:formula="of:=44/8280" office:value-type="float" office:value="0.00531400966183575" calcext:value-type="float">
            <text:p>0,00531400966183575</text:p>
          </table:table-cell>
          <table:table-cell table:formula="of:=243/8280" office:value-type="float" office:value="0.0293478260869565" calcext:value-type="float">
            <text:p>0,0293478260869565</text:p>
          </table:table-cell>
          <table:table-cell office:value-type="string" calcext:value-type="string">
            <text:p>08 Lehen</text:p>
          </table:table-cell>
        </table:table-row>
        <table:table-row table:style-name="ro1">
          <table:table-cell office:value-type="float" office:value="9827" calcext:value-type="float">
            <text:p>9827</text:p>
          </table:table-cell>
          <table:table-cell table:formula="of:=(9827-5020)/9827" office:value-type="float" office:value="0.489162511448051" calcext:value-type="float">
            <text:p>0,489162511448051</text:p>
          </table:table-cell>
          <table:table-cell table:formula="of:=901/9827" office:value-type="float" office:value="0.091686170754045" calcext:value-type="float">
            <text:p>0,091686170754045</text:p>
          </table:table-cell>
          <table:table-cell table:formula="of:=1088/9827" office:value-type="float" office:value="0.110715376004885" calcext:value-type="float">
            <text:p>0,110715376004885</text:p>
          </table:table-cell>
          <table:table-cell table:formula="of:=390/9827" office:value-type="float" office:value="0.0396865777958685" calcext:value-type="float">
            <text:p>0,0396865777958685</text:p>
          </table:table-cell>
          <table:table-cell table:formula="of:=1247/9827" office:value-type="float" office:value="0.126895288490892" calcext:value-type="float">
            <text:p>0,126895288490892</text:p>
          </table:table-cell>
          <table:table-cell table:formula="of:=173/9827" office:value-type="float" office:value="0.0176045588684237" calcext:value-type="float">
            <text:p>0,0176045588684237</text:p>
          </table:table-cell>
          <table:table-cell table:formula="of:=1061/9827" office:value-type="float" office:value="0.10796784369594" calcext:value-type="float">
            <text:p>0,10796784369594</text:p>
          </table:table-cell>
          <table:table-cell table:formula="of:=160/9827" office:value-type="float" office:value="0.0162816729418948" calcext:value-type="float">
            <text:p>0,0162816729418948</text:p>
          </table:table-cell>
          <table:table-cell table:formula="of:=(9988-4657)/9988" office:value-type="float" office:value="0.533740488586304" calcext:value-type="float">
            <text:p>0,533740488586304</text:p>
          </table:table-cell>
          <table:table-cell table:formula="of:=1200/9988" office:value-type="float" office:value="0.120144173007609" calcext:value-type="float">
            <text:p>0,120144173007609</text:p>
          </table:table-cell>
          <table:table-cell table:formula="of:=1260/9988" office:value-type="float" office:value="0.12615138165799" calcext:value-type="float">
            <text:p>0,12615138165799</text:p>
          </table:table-cell>
          <table:table-cell table:formula="of:=535/9988" office:value-type="float" office:value="0.0535642771325591" calcext:value-type="float">
            <text:p>0,0535642771325591</text:p>
          </table:table-cell>
          <table:table-cell table:formula="of:=938/9988" office:value-type="float" office:value="0.0939126952342811" calcext:value-type="float">
            <text:p>0,0939126952342811</text:p>
          </table:table-cell>
          <table:table-cell table:formula="of:=355/9988" office:value-type="float" office:value="0.0355426511814177" calcext:value-type="float">
            <text:p>0,0355426511814177</text:p>
          </table:table-cell>
          <table:table-cell table:formula="of:=50/9988" office:value-type="float" office:value="0.00500600720865038" calcext:value-type="float">
            <text:p>0,00500600720865038</text:p>
          </table:table-cell>
          <table:table-cell table:formula="of:=319/9988" office:value-type="float" office:value="0.0319383259911894" calcext:value-type="float">
            <text:p>0,0319383259911894</text:p>
          </table:table-cell>
          <table:table-cell office:value-type="string" calcext:value-type="string">
            <text:p>09 Liefering</text:p>
          </table:table-cell>
        </table:table-row>
        <table:table-row table:style-name="ro1">
          <table:table-cell office:value-type="float" office:value="11723" calcext:value-type="float">
            <text:p>11723</text:p>
          </table:table-cell>
          <table:table-cell table:formula="of:=(11723-5948)/11723" office:value-type="float" office:value="0.492621342659729" calcext:value-type="float">
            <text:p>0,492621342659729</text:p>
          </table:table-cell>
          <table:table-cell table:formula="of:=1090/11723" office:value-type="float" office:value="0.0929796127271176" calcext:value-type="float">
            <text:p>0,0929796127271176</text:p>
          </table:table-cell>
          <table:table-cell table:formula="of:=1305/11723" office:value-type="float" office:value="0.111319628081549" calcext:value-type="float">
            <text:p>0,111319628081549</text:p>
          </table:table-cell>
          <table:table-cell table:formula="of:=564/11723" office:value-type="float" office:value="0.0481105519065086" calcext:value-type="float">
            <text:p>0,0481105519065086</text:p>
          </table:table-cell>
          <table:table-cell table:formula="of:=1370/11723" office:value-type="float" office:value="0.116864283886377" calcext:value-type="float">
            <text:p>0,116864283886377</text:p>
          </table:table-cell>
          <table:table-cell table:formula="of:=248/11723" office:value-type="float" office:value="0.0211549944553442" calcext:value-type="float">
            <text:p>0,0211549944553442</text:p>
          </table:table-cell>
          <table:table-cell table:formula="of:=1217/11723" office:value-type="float" office:value="0.103813017145782" calcext:value-type="float">
            <text:p>0,103813017145782</text:p>
          </table:table-cell>
          <table:table-cell table:formula="of:=154/11723" office:value-type="float" office:value="0.0131365691375928" calcext:value-type="float">
            <text:p>0,0131365691375928</text:p>
          </table:table-cell>
          <table:table-cell table:formula="of:=(12029-5696)/12029" office:value-type="float" office:value="0.526477678942556" calcext:value-type="float">
            <text:p>0,526477678942556</text:p>
          </table:table-cell>
          <table:table-cell table:formula="of:=1456/12029" office:value-type="float" office:value="0.121040818023111" calcext:value-type="float">
            <text:p>0,121040818023111</text:p>
          </table:table-cell>
          <table:table-cell table:formula="of:=1547/12029" office:value-type="float" office:value="0.128605869149555" calcext:value-type="float">
            <text:p>0,128605869149555</text:p>
          </table:table-cell>
          <table:table-cell table:formula="of:=788/12029" office:value-type="float" office:value="0.0655083548092111" calcext:value-type="float">
            <text:p>0,0655083548092111</text:p>
          </table:table-cell>
          <table:table-cell table:formula="of:=1008/12029" office:value-type="float" office:value="0.0837974894006152" calcext:value-type="float">
            <text:p>0,0837974894006152</text:p>
          </table:table-cell>
          <table:table-cell table:formula="of:=511/12029" office:value-type="float" office:value="0.0424806717100341" calcext:value-type="float">
            <text:p>0,0424806717100341</text:p>
          </table:table-cell>
          <table:table-cell table:formula="of:=58/12029" office:value-type="float" office:value="0.00482168093773381" calcext:value-type="float">
            <text:p>0,00482168093773381</text:p>
          </table:table-cell>
          <table:table-cell table:formula="of:=328/12029" office:value-type="float" office:value="0.0272674370271843" calcext:value-type="float">
            <text:p>0,0272674370271843</text:p>
          </table:table-cell>
          <table:table-cell office:value-type="string" calcext:value-type="string">
            <text:p>10 Maxglan-Aiglhof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table:formula="of:=(3935-1964)/3935" office:value-type="float" office:value="0.500889453621347" calcext:value-type="float">
            <text:p>0,500889453621347</text:p>
          </table:table-cell>
          <table:table-cell table:formula="of:=395/3935" office:value-type="float" office:value="0.100381194409149" calcext:value-type="float">
            <text:p>0,100381194409149</text:p>
          </table:table-cell>
          <table:table-cell table:formula="of:=420/3935" office:value-type="float" office:value="0.106734434561626" calcext:value-type="float">
            <text:p>0,106734434561626</text:p>
          </table:table-cell>
          <table:table-cell table:formula="of:=173/3935" office:value-type="float" office:value="0.0439644218551461" calcext:value-type="float">
            <text:p>0,0439644218551461</text:p>
          </table:table-cell>
          <table:table-cell table:formula="of:=460/3935" office:value-type="float" office:value="0.116899618805591" calcext:value-type="float">
            <text:p>0,116899618805591</text:p>
          </table:table-cell>
          <table:table-cell table:formula="of:=67/3935" office:value-type="float" office:value="0.0170266836086404" calcext:value-type="float">
            <text:p>0,0170266836086404</text:p>
          </table:table-cell>
          <table:table-cell table:formula="of:=399/3935" office:value-type="float" office:value="0.101397712833545" calcext:value-type="float">
            <text:p>0,101397712833545</text:p>
          </table:table-cell>
          <table:table-cell table:formula="of:=50/3935" office:value-type="float" office:value="0.0127064803049555" calcext:value-type="float">
            <text:p>0,0127064803049555</text:p>
          </table:table-cell>
          <table:table-cell table:formula="of:=(4305-2008)/4305" office:value-type="float" office:value="0.5335656213705" calcext:value-type="float">
            <text:p>0,5335656213705</text:p>
          </table:table-cell>
          <table:table-cell table:formula="of:=573/4305" office:value-type="float" office:value="0.133101045296167" calcext:value-type="float">
            <text:p>0,133101045296167</text:p>
          </table:table-cell>
          <table:table-cell table:formula="of:=505/4305" office:value-type="float" office:value="0.117305458768873" calcext:value-type="float">
            <text:p>0,117305458768873</text:p>
          </table:table-cell>
          <table:table-cell table:formula="of:=200/4305" office:value-type="float" office:value="0.0464576074332172" calcext:value-type="float">
            <text:p>0,0464576074332172</text:p>
          </table:table-cell>
          <table:table-cell table:formula="of:=453/4305" office:value-type="float" office:value="0.105226480836237" calcext:value-type="float">
            <text:p>0,105226480836237</text:p>
          </table:table-cell>
          <table:table-cell table:formula="of:=123/4305" office:value-type="float" office:value="0.0285714285714286" calcext:value-type="float">
            <text:p>0,0285714285714286</text:p>
          </table:table-cell>
          <table:table-cell table:formula="of:=16/4305" office:value-type="float" office:value="0.00371660859465738" calcext:value-type="float">
            <text:p>0,00371660859465738</text:p>
          </table:table-cell>
          <table:table-cell table:formula="of:=138/4305" office:value-type="float" office:value="0.0320557491289199" calcext:value-type="float">
            <text:p>0,0320557491289199</text:p>
          </table:table-cell>
          <table:table-cell office:value-type="string" calcext:value-type="string">
            <text:p>11 Taxham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table:formula="of:=(4156-2118)/4156" office:value-type="float" office:value="0.490375360923965" calcext:value-type="float">
            <text:p>0,490375360923965</text:p>
          </table:table-cell>
          <table:table-cell table:formula="of:=253/4156" office:value-type="float" office:value="0.0608758421559192" calcext:value-type="float">
            <text:p>0,0608758421559192</text:p>
          </table:table-cell>
          <table:table-cell table:formula="of:=594/4156" office:value-type="float" office:value="0.142925890279115" calcext:value-type="float">
            <text:p>0,142925890279115</text:p>
          </table:table-cell>
          <table:table-cell table:formula="of:=286/4156" office:value-type="float" office:value="0.0688161693936477" calcext:value-type="float">
            <text:p>0,0688161693936477</text:p>
          </table:table-cell>
          <table:table-cell table:formula="of:=347/4156" office:value-type="float" office:value="0.0834937439846006" calcext:value-type="float">
            <text:p>0,0834937439846006</text:p>
          </table:table-cell>
          <table:table-cell table:formula="of:=146/4156" office:value-type="float" office:value="0.0351299326275265" calcext:value-type="float">
            <text:p>0,0351299326275265</text:p>
          </table:table-cell>
          <table:table-cell table:formula="of:=445/4156" office:value-type="float" office:value="0.107074109720885" calcext:value-type="float">
            <text:p>0,107074109720885</text:p>
          </table:table-cell>
          <table:table-cell table:formula="of:=47/4156" office:value-type="float" office:value="0.0113089509143407" calcext:value-type="float">
            <text:p>0,0113089509143407</text:p>
          </table:table-cell>
          <table:table-cell table:formula="of:=(3998-1904)/3998" office:value-type="float" office:value="0.52376188094047" calcext:value-type="float">
            <text:p>0,52376188094047</text:p>
          </table:table-cell>
          <table:table-cell table:formula="of:=295/3998" office:value-type="float" office:value="0.0737868934467234" calcext:value-type="float">
            <text:p>0,0737868934467234</text:p>
          </table:table-cell>
          <table:table-cell table:formula="of:=643/3998" office:value-type="float" office:value="0.160830415207604" calcext:value-type="float">
            <text:p>0,160830415207604</text:p>
          </table:table-cell>
          <table:table-cell table:formula="of:=353/3998" office:value-type="float" office:value="0.0882941470735368" calcext:value-type="float">
            <text:p>0,0882941470735368</text:p>
          </table:table-cell>
          <table:table-cell table:formula="of:=245/3998" office:value-type="float" office:value="0.0612806403201601" calcext:value-type="float">
            <text:p>0,0612806403201601</text:p>
          </table:table-cell>
          <table:table-cell table:formula="of:=254/3998" office:value-type="float" office:value="0.0635317658829415" calcext:value-type="float">
            <text:p>0,0635317658829415</text:p>
          </table:table-cell>
          <table:table-cell table:formula="of:=30/3998" office:value-type="float" office:value="0.00750375187593797" calcext:value-type="float">
            <text:p>0,00750375187593797</text:p>
          </table:table-cell>
          <table:table-cell table:formula="of:=84/3998" office:value-type="float" office:value="0.0210105052526263" calcext:value-type="float">
            <text:p>0,0210105052526263</text:p>
          </table:table-cell>
          <table:table-cell office:value-type="string" calcext:value-type="string">
            <text:p>12 Riedenburg</text:p>
          </table:table-cell>
        </table:table-row>
        <table:table-row table:style-name="ro1">
          <table:table-cell office:value-type="float" office:value="8219" calcext:value-type="float">
            <text:p>8219</text:p>
          </table:table-cell>
          <table:table-cell table:formula="of:=(8219-4774)/8219" office:value-type="float" office:value="0.419150748266212" calcext:value-type="float">
            <text:p>0,419150748266212</text:p>
          </table:table-cell>
          <table:table-cell table:formula="of:=469/8219" office:value-type="float" office:value="0.0570629030295656" calcext:value-type="float">
            <text:p>0,0570629030295656</text:p>
          </table:table-cell>
          <table:table-cell table:formula="of:=1555/8219" office:value-type="float" office:value="0.189195765908261" calcext:value-type="float">
            <text:p>0,189195765908261</text:p>
          </table:table-cell>
          <table:table-cell table:formula="of:=726/8219" office:value-type="float" office:value="0.0883319138581336" calcext:value-type="float">
            <text:p>0,0883319138581336</text:p>
          </table:table-cell>
          <table:table-cell table:formula="of:=853/8219" office:value-type="float" office:value="0.103783915318165" calcext:value-type="float">
            <text:p>0,103783915318165</text:p>
          </table:table-cell>
          <table:table-cell table:formula="of:=240/8219" office:value-type="float" office:value="0.0292006326803747" calcext:value-type="float">
            <text:p>0,0292006326803747</text:p>
          </table:table-cell>
          <table:table-cell table:formula="of:=798/8219" office:value-type="float" office:value="0.097092103662246" calcext:value-type="float">
            <text:p>0,097092103662246</text:p>
          </table:table-cell>
          <table:table-cell table:formula="of:=133/8219" office:value-type="float" office:value="0.016182017277041" calcext:value-type="float">
            <text:p>0,016182017277041</text:p>
          </table:table-cell>
          <table:table-cell table:formula="of:=(8303-4744)/8303" office:value-type="float" office:value="0.428640250511863" calcext:value-type="float">
            <text:p>0,428640250511863</text:p>
          </table:table-cell>
          <table:table-cell table:formula="of:=628/8303" office:value-type="float" office:value="0.075635312537637" calcext:value-type="float">
            <text:p>0,075635312537637</text:p>
          </table:table-cell>
          <table:table-cell table:formula="of:=1790/8303" office:value-type="float" office:value="0.215584728411418" calcext:value-type="float">
            <text:p>0,215584728411418</text:p>
          </table:table-cell>
          <table:table-cell table:formula="of:=910/8303" office:value-type="float" office:value="0.109598940142117" calcext:value-type="float">
            <text:p>0,109598940142117</text:p>
          </table:table-cell>
          <table:table-cell table:formula="of:=628/8303" office:value-type="float" office:value="0.075635312537637" calcext:value-type="float">
            <text:p>0,075635312537637</text:p>
          </table:table-cell>
          <table:table-cell table:formula="of:=513/8303" office:value-type="float" office:value="0.0617848970251716" calcext:value-type="float">
            <text:p>0,0617848970251716</text:p>
          </table:table-cell>
          <table:table-cell table:formula="of:=43/8303" office:value-type="float" office:value="0.00517885101770444" calcext:value-type="float">
            <text:p>0,00517885101770444</text:p>
          </table:table-cell>
          <table:table-cell table:formula="of:=132/8303" office:value-type="float" office:value="0.015897868240395" calcext:value-type="float">
            <text:p>0,015897868240395</text:p>
          </table:table-cell>
          <table:table-cell office:value-type="string" calcext:value-type="string">
            <text:p>13 Gneis-Leopoldskron-Morzg-Moos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table:formula="of:=(6666-3383)/6666" office:value-type="float" office:value="0.492499249924993" calcext:value-type="float">
            <text:p>0,492499249924993</text:p>
          </table:table-cell>
          <table:table-cell table:formula="of:=431/6666" office:value-type="float" office:value="0.0646564656465647" calcext:value-type="float">
            <text:p>0,0646564656465647</text:p>
          </table:table-cell>
          <table:table-cell table:formula="of:=951/6666" office:value-type="float" office:value="0.142664266426643" calcext:value-type="float">
            <text:p>0,142664266426643</text:p>
          </table:table-cell>
          <table:table-cell table:formula="of:=457/6666" office:value-type="float" office:value="0.0685568556855686" calcext:value-type="float">
            <text:p>0,0685568556855686</text:p>
          </table:table-cell>
          <table:table-cell table:formula="of:=544/6666" office:value-type="float" office:value="0.0816081608160816" calcext:value-type="float">
            <text:p>0,0816081608160816</text:p>
          </table:table-cell>
          <table:table-cell table:formula="of:=157/6666" office:value-type="float" office:value="0.0235523552355236" calcext:value-type="float">
            <text:p>0,0235523552355236</text:p>
          </table:table-cell>
          <table:table-cell table:formula="of:=732/6666" office:value-type="float" office:value="0.10981098109811" calcext:value-type="float">
            <text:p>0,10981098109811</text:p>
          </table:table-cell>
          <table:table-cell table:formula="of:=111/6666" office:value-type="float" office:value="0.0166516651665167" calcext:value-type="float">
            <text:p>0,0166516651665167</text:p>
          </table:table-cell>
          <table:table-cell table:formula="of:=(7078-3440)/7078" office:value-type="float" office:value="0.51398700197796" calcext:value-type="float">
            <text:p>0,51398700197796</text:p>
          </table:table-cell>
          <table:table-cell table:formula="of:=667/7078" office:value-type="float" office:value="0.0942356597909014" calcext:value-type="float">
            <text:p>0,0942356597909014</text:p>
          </table:table-cell>
          <table:table-cell table:formula="of:=1100/7078" office:value-type="float" office:value="0.155411133088443" calcext:value-type="float">
            <text:p>0,155411133088443</text:p>
          </table:table-cell>
          <table:table-cell table:formula="of:=680/7078" office:value-type="float" office:value="0.0960723368183103" calcext:value-type="float">
            <text:p>0,0960723368183103</text:p>
          </table:table-cell>
          <table:table-cell table:formula="of:=451/7078" office:value-type="float" office:value="0.0637185645662617" calcext:value-type="float">
            <text:p>0,0637185645662617</text:p>
          </table:table-cell>
          <table:table-cell table:formula="of:=307/7078" office:value-type="float" office:value="0.0433738344165018" calcext:value-type="float">
            <text:p>0,0433738344165018</text:p>
          </table:table-cell>
          <table:table-cell table:formula="of:=38/7078" office:value-type="float" office:value="0.0053687482339644" calcext:value-type="float">
            <text:p>0,0053687482339644</text:p>
          </table:table-cell>
          <table:table-cell table:formula="of:=197/7078" office:value-type="float" office:value="0.0278327211076575" calcext:value-type="float">
            <text:p>0,0278327211076575</text:p>
          </table:table-cell>
          <table:table-cell office:value-type="string" calcext:value-type="string">
            <text:p>14 Nonntal-Herrnau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(1446-658)/1446" office:value-type="float" office:value="0.544951590594744" calcext:value-type="float">
            <text:p>0,544951590594744</text:p>
          </table:table-cell>
          <table:table-cell table:formula="of:=52/1446" office:value-type="float" office:value="0.0359612724757953" calcext:value-type="float">
            <text:p>0,0359612724757953</text:p>
          </table:table-cell>
          <table:table-cell table:formula="of:=239/1446" office:value-type="float" office:value="0.165283540802213" calcext:value-type="float">
            <text:p>0,165283540802213</text:p>
          </table:table-cell>
          <table:table-cell table:formula="of:=86/1446" office:value-type="float" office:value="0.0594744121715076" calcext:value-type="float">
            <text:p>0,0594744121715076</text:p>
          </table:table-cell>
          <table:table-cell table:formula="of:=91/1446" office:value-type="float" office:value="0.0629322268326418" calcext:value-type="float">
            <text:p>0,0629322268326418</text:p>
          </table:table-cell>
          <table:table-cell table:formula="of:=24/1446" office:value-type="float" office:value="0.016597510373444" calcext:value-type="float">
            <text:p>0,016597510373444</text:p>
          </table:table-cell>
          <table:table-cell table:formula="of:=151/1446" office:value-type="float" office:value="0.104426002766252" calcext:value-type="float">
            <text:p>0,104426002766252</text:p>
          </table:table-cell>
          <table:table-cell table:formula="of:=15/1446" office:value-type="float" office:value="0.0103734439834025" calcext:value-type="float">
            <text:p>0,0103734439834025</text:p>
          </table:table-cell>
          <table:table-cell table:formula="of:=(1560-702)/1560" office:value-type="float" office:value="0.55" calcext:value-type="float">
            <text:p>0,55</text:p>
          </table:table-cell>
          <table:table-cell table:formula="of:=93/1560" office:value-type="float" office:value="0.0596153846153846" calcext:value-type="float">
            <text:p>0,0596153846153846</text:p>
          </table:table-cell>
          <table:table-cell table:formula="of:=282/1560" office:value-type="float" office:value="0.180769230769231" calcext:value-type="float">
            <text:p>0,180769230769231</text:p>
          </table:table-cell>
          <table:table-cell table:formula="of:=128/1560" office:value-type="float" office:value="0.0820512820512821" calcext:value-type="float">
            <text:p>0,0820512820512821</text:p>
          </table:table-cell>
          <table:table-cell table:formula="of:=68/1560" office:value-type="float" office:value="0.0435897435897436" calcext:value-type="float">
            <text:p>0,0435897435897436</text:p>
          </table:table-cell>
          <table:table-cell table:formula="of:=81/1560" office:value-type="float" office:value="0.0519230769230769" calcext:value-type="float">
            <text:p>0,0519230769230769</text:p>
          </table:table-cell>
          <table:table-cell table:formula="of:=21/1560" office:value-type="float" office:value="0.0134615384615385" calcext:value-type="float">
            <text:p>0,0134615384615385</text:p>
          </table:table-cell>
          <table:table-cell table:formula="of:=29/1560" office:value-type="float" office:value="0.0185897435897436" calcext:value-type="float">
            <text:p>0,0185897435897436</text:p>
          </table:table-cell>
          <table:table-cell office:value-type="string" calcext:value-type="string">
            <text:p>15 Altstadt-Mülln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table:formula="of:=(3408-1783)/3408" office:value-type="float" office:value="0.476819248826291" calcext:value-type="float">
            <text:p>0,476819248826291</text:p>
          </table:table-cell>
          <table:table-cell table:formula="of:=311/3408" office:value-type="float" office:value="0.0912558685446009" calcext:value-type="float">
            <text:p>0,0912558685446009</text:p>
          </table:table-cell>
          <table:table-cell table:formula="of:=394/3408" office:value-type="float" office:value="0.115610328638498" calcext:value-type="float">
            <text:p>0,115610328638498</text:p>
          </table:table-cell>
          <table:table-cell table:formula="of:=195/3408" office:value-type="float" office:value="0.0572183098591549" calcext:value-type="float">
            <text:p>0,0572183098591549</text:p>
          </table:table-cell>
          <table:table-cell table:formula="of:=413/3408" office:value-type="float" office:value="0.12118544600939" calcext:value-type="float">
            <text:p>0,12118544600939</text:p>
          </table:table-cell>
          <table:table-cell table:formula="of:=71/3408" office:value-type="float" office:value="0.0208333333333333" calcext:value-type="float">
            <text:p>0,0208333333333333</text:p>
          </table:table-cell>
          <table:table-cell table:formula="of:=338/3408" office:value-type="float" office:value="0.0991784037558686" calcext:value-type="float">
            <text:p>0,0991784037558686</text:p>
          </table:table-cell>
          <table:table-cell table:formula="of:=61/3408" office:value-type="float" office:value="0.0178990610328639" calcext:value-type="float">
            <text:p>0,0178990610328639</text:p>
          </table:table-cell>
          <table:table-cell table:formula="of:=(3425-1717)/3425" office:value-type="float" office:value="0.498686131386861" calcext:value-type="float">
            <text:p>0,498686131386861</text:p>
          </table:table-cell>
          <table:table-cell table:formula="of:=375/3425" office:value-type="float" office:value="0.109489051094891" calcext:value-type="float">
            <text:p>0,109489051094891</text:p>
          </table:table-cell>
          <table:table-cell table:formula="of:=474/3425" office:value-type="float" office:value="0.138394160583942" calcext:value-type="float">
            <text:p>0,138394160583942</text:p>
          </table:table-cell>
          <table:table-cell table:formula="of:=273/3425" office:value-type="float" office:value="0.0797080291970803" calcext:value-type="float">
            <text:p>0,0797080291970803</text:p>
          </table:table-cell>
          <table:table-cell table:formula="of:=334/3425" office:value-type="float" office:value="0.0975182481751825" calcext:value-type="float">
            <text:p>0,0975182481751825</text:p>
          </table:table-cell>
          <table:table-cell table:formula="of:=131/3425" office:value-type="float" office:value="0.0382481751824818" calcext:value-type="float">
            <text:p>0,0382481751824818</text:p>
          </table:table-cell>
          <table:table-cell table:formula="of:=16/3425" office:value-type="float" office:value="0.00467153284671533" calcext:value-type="float">
            <text:p>0,00467153284671533</text:p>
          </table:table-cell>
          <table:table-cell table:formula="of:=114/3425" office:value-type="float" office:value="0.0332846715328467" calcext:value-type="float">
            <text:p>0,0332846715328467</text:p>
          </table:table-cell>
          <table:table-cell office:value-type="string" calcext:value-type="string">
            <text:p>16 Josefiau-Alpenstraß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.00.0000</text:date>, <text:time style:data-style-name="N2" text:time-value="17:06:31.61079577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1T17:06:41.306859981</dc:date>
    <meta:editing-duration>PT2H16M</meta:editing-duration>
    <meta:editing-cycles>5</meta:editing-cycles>
    <meta:generator>LibreOffice/7.5.4.2$Linux_X86_64 LibreOffice_project/36ccfdc35048b057fd9854c757a8b67ec53977b6</meta:generator>
    <meta:document-statistic meta:table-count="1" meta:cell-count="306" meta:object-count="0"/>
  </office:meta>
</office:document-meta>
</file>